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9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UMBERTO BAZÁN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ESCOBAR CRUZ, JORGE LUI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0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LCEDO CASTAÑEDA, RICARDO BRU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4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8100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21:55:3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